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8384" officeooo:paragraph-rsid="001a16d4" fo:background-color="transparent"/>
    </style:style>
    <style:style style:name="P2" style:family="paragraph" style:parent-style-name="Standard">
      <style:text-properties officeooo:rsid="001a16d4" officeooo:paragraph-rsid="001a16d4" fo:background-color="transparent"/>
    </style:style>
    <style:style style:name="P3" style:family="paragraph" style:parent-style-name="Standard" style:list-style-name="L1">
      <style:text-properties officeooo:rsid="000d8384" officeooo:paragraph-rsid="001a16d4" fo:background-color="transparent"/>
    </style:style>
    <style:style style:name="P4" style:family="paragraph" style:parent-style-name="Standard" style:list-style-name="L1">
      <style:text-properties officeooo:rsid="001a16d4" officeooo:paragraph-rsid="001a16d4" fo:background-color="transparent"/>
    </style:style>
    <style:style style:name="P5" style:family="paragraph" style:parent-style-name="Standard" style:list-style-name="L1">
      <style:text-properties officeooo:rsid="001eb784" officeooo:paragraph-rsid="001eb784" fo:background-color="transparent"/>
    </style:style>
    <style:style style:name="P6" style:family="paragraph" style:parent-style-name="Standard" style:list-style-name="L1">
      <style:text-properties officeooo:rsid="000e7223" officeooo:paragraph-rsid="001ea00c" fo:background-color="transparent"/>
    </style:style>
    <style:style style:name="P7" style:family="paragraph" style:parent-style-name="Standard" style:list-style-name="L1">
      <style:text-properties officeooo:rsid="000e7223" officeooo:paragraph-rsid="001a16d4" fo:background-color="transparent"/>
    </style:style>
    <style:style style:name="P8" style:family="paragraph" style:parent-style-name="Standard" style:list-style-name="L1">
      <style:text-properties officeooo:rsid="001052d8" officeooo:paragraph-rsid="001ea00c" fo:background-color="transparent"/>
    </style:style>
    <style:style style:name="P9" style:family="paragraph" style:parent-style-name="Standard" style:list-style-name="L1">
      <style:text-properties officeooo:rsid="001052d8" officeooo:paragraph-rsid="001a16d4" fo:background-color="transparent"/>
    </style:style>
    <style:style style:name="P10" style:family="paragraph" style:parent-style-name="Standard" style:list-style-name="L1">
      <style:text-properties officeooo:rsid="0012d6bb" officeooo:paragraph-rsid="001ea00c" fo:background-color="transparent"/>
    </style:style>
    <style:style style:name="P11" style:family="paragraph" style:parent-style-name="Standard" style:list-style-name="L1">
      <style:text-properties officeooo:rsid="0012d6bb" officeooo:paragraph-rsid="001a16d4" fo:background-color="transparent"/>
    </style:style>
    <style:style style:name="P12" style:family="paragraph" style:parent-style-name="Standard" style:list-style-name="L1">
      <style:text-properties officeooo:rsid="001948bd" officeooo:paragraph-rsid="001a16d4" fo:background-color="transparent"/>
    </style:style>
    <style:style style:name="P13" style:family="paragraph" style:parent-style-name="Standard" style:list-style-name="L1">
      <style:text-properties officeooo:rsid="00161146" officeooo:paragraph-rsid="001ea00c" fo:background-color="transparent"/>
    </style:style>
    <style:style style:name="P14" style:family="paragraph" style:parent-style-name="Standard" style:list-style-name="L1">
      <style:text-properties officeooo:rsid="0011304e" officeooo:paragraph-rsid="0025f329" fo:background-color="transparent"/>
    </style:style>
    <style:style style:name="P15" style:family="paragraph" style:parent-style-name="Standard" style:list-style-name="L1">
      <style:text-properties officeooo:rsid="0011304e" officeooo:paragraph-rsid="001a16d4" fo:background-color="transparent"/>
    </style:style>
    <style:style style:name="P16" style:family="paragraph" style:parent-style-name="Standard" style:list-style-name="L1">
      <style:text-properties officeooo:rsid="001e24fe" officeooo:paragraph-rsid="001e24fe" fo:background-color="transparent"/>
    </style:style>
    <style:style style:name="P17" style:family="paragraph" style:parent-style-name="Standard" style:list-style-name="L1">
      <style:text-properties officeooo:rsid="001ea00c" officeooo:paragraph-rsid="001ea00c" fo:background-color="transparent"/>
    </style:style>
    <style:style style:name="P18" style:family="paragraph" style:parent-style-name="Standard" style:list-style-name="L1">
      <style:text-properties officeooo:rsid="002e2603" officeooo:paragraph-rsid="002e5d9d" fo:background-color="transparent"/>
    </style:style>
    <style:style style:name="P19" style:family="paragraph" style:parent-style-name="Standard" style:list-style-name="L1">
      <style:text-properties fo:color="#000000" officeooo:rsid="0012d6bb" officeooo:paragraph-rsid="001a16d4" fo:background-color="transparent"/>
    </style:style>
    <style:style style:name="P20" style:family="paragraph" style:parent-style-name="Standard" style:list-style-name="L1">
      <style:text-properties fo:color="#000000" officeooo:rsid="001a16d4" officeooo:paragraph-rsid="001a16d4" fo:background-color="transparent"/>
    </style:style>
    <style:style style:name="P21" style:family="paragraph" style:parent-style-name="Standard">
      <style:text-properties officeooo:rsid="001a16d4" officeooo:paragraph-rsid="001a16d4" fo:background-color="#ffff00"/>
    </style:style>
    <style:style style:name="T1" style:family="text">
      <style:text-properties officeooo:rsid="000e7223"/>
    </style:style>
    <style:style style:name="T2" style:family="text">
      <style:text-properties officeooo:rsid="001052d8"/>
    </style:style>
    <style:style style:name="T3" style:family="text">
      <style:text-properties officeooo:rsid="001969a6"/>
    </style:style>
    <style:style style:name="T4" style:family="text">
      <style:text-properties officeooo:rsid="0011304e"/>
    </style:style>
    <style:style style:name="T5" style:family="text">
      <style:text-properties officeooo:rsid="001131db"/>
    </style:style>
    <style:style style:name="T6" style:family="text">
      <style:text-properties officeooo:rsid="001a16d4"/>
    </style:style>
    <style:style style:name="T7" style:family="text">
      <style:text-properties officeooo:rsid="001ea00c"/>
    </style:style>
    <style:style style:name="T8" style:family="text">
      <style:text-properties officeooo:rsid="00209b99"/>
    </style:style>
    <style:style style:name="T9" style:family="text">
      <style:text-properties officeooo:rsid="002242a6"/>
    </style:style>
    <style:style style:name="T10" style:family="text">
      <style:text-properties officeooo:rsid="0024324b"/>
    </style:style>
    <style:style style:name="T11" style:family="text">
      <style:text-properties officeooo:rsid="0026db6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<text:span text:style-name="T11">erminais</text:span>: 'if', 'else, 'while', ,'<text:span text:style-name="T1">{','}'</text:span>, 'newline', 'id','break','continue','(',')','True','False', 'return','+','-','*','/',</text:p>
      <text:p text:style-name="P1">'&lt;','&gt;','&gt;=','&lt;=' , <text:span text:style-name="T2">'==', '!=' ,'def',',' , 'numero','funcId' </text:span></text:p>
      <text:p text:style-name="P1"/>
      <text:p text:style-name="P2">GRAMÁTICA :</text:p>
      <text:p text:style-name="P21"/>
      <text:list xml:id="list2740172717956299867" text:style-name="L1">
        <text:list-item>
          <text:p text:style-name="P3">STATE → IF <text:span text:style-name="T9">STATE</text:span></text:p>
        </text:list-item>
        <text:list-item>
          <text:p text:style-name="P3"><text:span text:style-name="T6">STATE → </text:span><text:s/>WHILE <text:span text:style-name="T9">STATE</text:span></text:p>
        </text:list-item>
        <text:list-item>
          <text:p text:style-name="P3"><text:span text:style-name="T6">STATE → <text:s/></text:span>ATRIBUICAO <text:span text:style-name="T9">STATE</text:span></text:p>
        </text:list-item>
        <text:list-item>
          <text:p text:style-name="P3"><text:span text:style-name="T6">STATE → </text:span>DEF <text:span text:style-name="T9">STATE</text:span></text:p>
        </text:list-item>
        <text:list-item>
          <text:p text:style-name="P3"><text:span text:style-name="T6">STATE → </text:span>FUNCTIONCALL <text:span text:style-name="T9">STATE</text:span></text:p>
        </text:list-item>
        <text:list-item>
          <text:p text:style-name="P4">STATE → RETORNO</text:p>
        </text:list-item>
        <text:list-item>
          <text:p text:style-name="P4">STATE → break </text:p>
        </text:list-item>
        <text:list-item>
          <text:p text:style-name="P4">STATE → continue</text:p>
        </text:list-item>
        <text:list-item>
          <text:p text:style-name="P4">STATE → <text:span text:style-name="T9">NEWLINES STATE</text:span></text:p>
        </text:list-item>
        <text:list-item>
          <text:p text:style-name="P18">STATE → numero <text:span text:style-name="T4">OPERACOES_ARITMETICAS NEWLINES STATE</text:span></text:p>
        </text:list-item>
        <text:list-item>
          <text:p text:style-name="P5">STATE → e</text:p>
        </text:list-item>
        <text:list-item>
          <text:p text:style-name="P3">ATRIBUICAO → id = <text:span text:style-name="T2">EXPRESSAO_ARITMETICA</text:span> <text:span text:style-name="T7">NEWLINES</text:span> </text:p>
        </text:list-item>
        <text:list-item>
          <text:p text:style-name="P6">IF→ if (EXPRESSAO_LOGICA) { <text:span text:style-name="T7">NEWLINES </text:span>STATE } ELSE </text:p>
        </text:list-item>
        <text:list-item>
          <text:p text:style-name="P6">ELSE → else{<text:span text:style-name="T7">NEWLINE </text:span>STATE}</text:p>
        </text:list-item>
        <text:list-item>
          <text:p text:style-name="P4">ELSE → e</text:p>
        </text:list-item>
        <text:list-item>
          <text:p text:style-name="P8">WHILE → while ( <text:span text:style-name="T1">EXPRESSAO_LOGICA</text:span>){ <text:span text:style-name="T7">NEWLINES</text:span> <text:span text:style-name="T3">STATE </text:span><text:s/>} </text:p>
        </text:list-item>
        <text:list-item>
          <text:p text:style-name="P10">DEF → def <text:span text:style-name="T7">funcId</text:span> (PARAMETROS) { <text:span text:style-name="T7">NEWLINES</text:span> STATE} </text:p>
        </text:list-item>
        <text:list-item>
          <text:p text:style-name="P12">RETORNO→ return VALORES</text:p>
        </text:list-item>
        <text:list-item>
          <text:p text:style-name="P12">VALORES → id </text:p>
        </text:list-item>
        <text:list-item>
          <text:p text:style-name="P12"><text:span text:style-name="T6">VALORES → </text:span>True </text:p>
        </text:list-item>
        <text:list-item>
          <text:p text:style-name="P12"><text:span text:style-name="T6">VALORES → </text:span>False </text:p>
        </text:list-item>
        <text:list-item>
          <text:p text:style-name="P12"><text:span text:style-name="T6">VALORES → </text:span>numero</text:p>
        </text:list-item>
        <text:list-item>
          <text:p text:style-name="P11">PARAMETROS → id VIRGULA </text:p>
        </text:list-item>
        <text:list-item>
          <text:p text:style-name="P11"><text:span text:style-name="T6">PARAMETROS <text:s/>→</text:span>e</text:p>
        </text:list-item>
        <text:list-item>
          <text:p text:style-name="P19">VIRGULA →,id VIRGULA</text:p>
        </text:list-item>
        <text:list-item>
          <text:p text:style-name="P20">VIRGULA → e</text:p>
        </text:list-item>
        <text:list-item>
          <text:p text:style-name="P13">FUNCTIONCALL → <text:span text:style-name="T2">funcId</text:span>(PARAMETROS) <text:span text:style-name="T7">NEWLINES</text:span> </text:p>
        </text:list-item>
        <text:list-item>
          <text:p text:style-name="P9">EXPRESSAO_ARITMETICA → <text:span text:style-name="T4">id OPERACOES_ARITMETICAS </text:span></text:p>
        </text:list-item>
        <text:list-item>
          <text:p text:style-name="P4">EXPRESSAO_ARITMETICA→ numero <text:s/>OPERACOES_ARITMETICAS</text:p>
        </text:list-item>
        <text:list-item>
          <text:p text:style-name="P14">OPERACOES_ARITMETICAS →+ <text:span text:style-name="T2">EXPRESSAO_ARITMETICA</text:span></text:p>
        </text:list-item>
        <text:list-item>
          <text:p text:style-name="P14">OPERACOES_ARITMETICAS →- <text:span text:style-name="T2">EXPRESSAO_ARITMETICA </text:span><text:s text:c="2"/></text:p>
        </text:list-item>
        <text:list-item>
          <text:p text:style-name="P14">OPERACOES_ARITMETICAS →*<text:span text:style-name="T2">EXPRESSAO_ARITMETICA</text:span></text:p>
        </text:list-item>
        <text:list-item>
          <text:p text:style-name="P14">OPERACOES_ARITMETICAS →/ <text:span text:style-name="T2">EXPRESSAO_ARITMETICA </text:span><text:s text:c="2"/></text:p>
        </text:list-item>
        <text:list-item>
          <text:p text:style-name="P15">OPERACOES_ARITMETICAS →e</text:p>
        </text:list-item>
        <text:list-item>
          <text:p text:style-name="P9"><text:span text:style-name="T1">EXPRESSAO_LOGICA →</text:span> <text:span text:style-name="T4">True </text:span></text:p>
        </text:list-item>
        <text:list-item>
          <text:p text:style-name="P7">EXPRESSAO_LOGICA → False </text:p>
        </text:list-item>
        <text:list-item>
          <text:p text:style-name="P9"><text:span text:style-name="T1">EXPRESSAO_LOGICA →</text:span>EXPRESSAO_ARITMETICA <text:span text:style-name="T4"><text:s/>OPERADOR_LOGICO </text:span></text:p>
        </text:list-item>
        <text:list-item>
          <text:p text:style-name="P14">OPERADOR_LOGICO <text:s/>→ == <text:span text:style-name="T5">EXPRESSAO_ARITMETICA</text:span></text:p>
        </text:list-item>
        <text:list-item>
          <text:p text:style-name="P14">OPERADOR_LOGICO <text:s/>→ <text:s/>&gt; EXPRESSAO_ARITMETICA</text:p>
        </text:list-item>
        <text:list-item>
          <text:p text:style-name="P14">OPERADOR_LOGICO <text:s/>→ <text:s/><text:span text:style-name="T5">&lt; </text:span>EXPRESSAO_ARITMETICA</text:p>
        </text:list-item>
        <text:list-item>
          <text:p text:style-name="P14">OPERADOR_LOGICO <text:s/>→ &gt;=EXPRESSAO_ARITMETICA</text:p>
        </text:list-item>
        <text:list-item>
          <text:p text:style-name="P14">OPERADOR_LOGICO <text:s/>→ <text:s/>&lt;=EXPRESSAO_ARITMETICA</text:p>
        </text:list-item>
        <text:list-item>
          <text:p text:style-name="P14">OPERADOR_LOGICO <text:s/>→ <text:s/><text:span text:style-name="T5">!= EXPRESSAO_ARITMETICA</text:span></text:p>
        </text:list-item>
        <text:list-item>
          <text:p text:style-name="P16">NEWLINE<text:span text:style-name="T10">S</text:span> → newline NEWLINE_SEQ</text:p>
        </text:list-item>
        <text:list-item>
          <text:p text:style-name="P16">NEWLINE_SEQ → <text:span text:style-name="T7">NEWLINES</text:span></text:p>
        </text:list-item>
        <text:list-item>
          <text:p text:style-name="P17">NEWLINE_SEQ → <text:span text:style-name="T8">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22:18:10.797000000</meta:creation-date>
    <dc:date>2016-09-25T18:56:10.966000000</dc:date>
    <meta:editing-duration>PT4H19M9S</meta:editing-duration>
    <meta:editing-cycles>17</meta:editing-cycles>
    <meta:generator>LibreOffice/4.4.1.2$Windows_x86 LibreOffice_project/45e2de17089c24a1fa810c8f975a7171ba4cd432</meta:generator>
    <meta:document-statistic meta:table-count="0" meta:image-count="0" meta:object-count="0" meta:page-count="1" meta:paragraph-count="49" meta:word-count="234" meta:character-count="1720" meta:non-whitespace-character-count="1544"/>
  </office:meta>
</office:document-meta>
</file>